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font-name="Arial" fo:font-size="9.44999980926514pt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text-properties officeooo:rsid="0008b9d1" officeooo:paragraph-rsid="0008b9d1"/>
    </style:style>
    <style:style style:name="P4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9.449999809265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.449999809265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.44999980926514pt" fo:font-style="normal" style:text-underline-style="none" fo:font-weight="bold" officeooo:rsid="0008b9d1" officeooo:paragraph-rsid="0008b9d1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9.44999980926514pt" fo:font-style="normal" fo:font-weight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.449999809265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officeooo:rsid="0008b9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ef0a1934-630d-182e-0d8c-90cd239a01c9"/></text:p>
      <text:p text:style-name="P6">Classes, Methods and Variables Guide</text:p>
      <text:p text:style-name="P2"><text:line-break/><text:line-break/><text:line-break/><text:line-break/><text:line-break/></text:p>
      <text:p text:style-name="P5">Use <text:span text:style-name="T3">it</text:span> as <text:span text:style-name="T3">a guide</text:span> for APP – Acompanhamento de Projetos Parlamentares and Jogo do Morro</text:p>
      <text:p text:style-name="P2"><text:line-break/><text:line-break/><text:line-break/><text:line-break/></text:p>
      <text:p text:style-name="P5">Version 1.0 (<text:span text:style-name="T3">14</text:span>/0<text:span text:style-name="T3">4</text:span>/2014)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Made by: Eduardo de Oliveira Castro 12/0115921</text:p>
      <text:p text:style-name="P7"><text:span text:style-name="T1"><text:tab/> <text:s text:c="2"/>Luciano Henrique Nunes de Almeida 11/0063392</text:span></text:p>
      <text:p text:style-name="P7"><text:span text:style-name="T1"><text:tab/> <text:s text:c="2"/>Matheus Carneiro Godinho de Morais Sá 12/0018811</text:span></text:p>
      <text:p text:style-name="Text_20_body"><text:span text:style-name="T2"><text:tab/> <text:s text:c="2"/>Simião Correia Lima de Carvalho 12/0022265</text:span></text:p>
      <text:p text:style-name="Text_20_body"><text:span text:style-name="T2"/></text:p>
      <text:p text:style-name="Text_20_body"><text:span text:style-name="T2"/></text:p>
      <text:p text:style-name="P1"><text:bookmark text:name="docs-internal-guid-ef0a1934-630d-f369-f72d-2121b00cdc8b"/>Summary</text:p>
      <text:p text:style-name="Text_20_body"><text:span text:style-name="T2"/></text:p>
      <text:p text:style-name="P3"><text:span text:style-name="T2">1. View</text:span></text:p>
      <text:p text:style-name="P3"><text:span text:style-name="T2"><text:tab/>1.1. com.mds.app.view</text:span></text:p>
      <text:p text:style-name="P3"><text:span text:style-name="T2"><text:tab/><text:tab/>1.1.1. Busca.java</text:span></text:p>
      <text:p text:style-name="P3"><text:span text:style-name="T2"><text:tab/><text:tab/>1.1.2. Lista.java</text:span></text:p>
      <text:p text:style-name="P3"><text:span text:style-name="T2"><text:tab/><text:tab/>1.1.3. MenuPrincipal.java</text:span></text:p>
      <text:p text:style-name="P3"><text:span text:style-name="T2"><text:tab/><text:tab/>1.1.4. Perfil.java</text:span></text:p>
      <text:p text:style-name="P3"><text:span text:style-name="T2"><text:tab/><text:tab/>1.1.5. Sobre.java</text:span></text:p>
      <text:p text:style-name="P3"><text:span text:style-name="T2">2. Src</text:span></text:p>
      <text:p text:style-name="P3"><text:span text:style-name="T2"><text:tab/>2.1. com.mds.app.controller</text:span></text:p>
      <text:p text:style-name="P3"><text:span text:style-name="T2"><text:tab/><text:tab/>2.1.1. AlteraArquivos.java</text:span></text:p>
      <text:p text:style-name="P3"><text:span text:style-name="T2"><text:tab/><text:tab/>2.1.2. BuscaController.java</text:span></text:p>
      <text:p text:style-name="P3"><text:span text:style-name="T2"><text:tab/><text:tab/>2.1.3. FavoritosController.java</text:span></text:p>
      <text:p text:style-name="P3"><text:span text:style-name="T2"><text:tab/><text:tab/>2.1.4. HistoricoController.java</text:span></text:p>
      <text:p text:style-name="P3"><text:span text:style-name="T2"><text:tab/><text:tab/>2.1.5. ListaController.java</text:span></text:p>
      <text:p text:style-name="P3"><text:span text:style-name="T2"><text:tab/><text:tab/>2.1.6. ProcuraParlamentarController.java</text:span></text:p>
      <text:p text:style-name="P3"><text:span text:style-name="T2"><text:tab/><text:tab/>2.1.7. ProcuraPartidoController.java</text:span></text:p>
      <text:p text:style-name="P3"><text:span text:style-name="T2"><text:tab/><text:tab/>2.1.8. ProcuraProjetoController.java</text:span></text:p>
      <text:p text:style-name="P3"><text:span text:style-name="T2"><text:tab/><text:tab/>2.1.9. ProposicaoController.java</text:span></text:p>
      <text:p text:style-name="P3"><text:span text:style-name="T2"><text:tab/>2.2 com.mds.app.exception</text:span></text:p>
      <text:p text:style-name="P3"><text:span text:style-name="T2"><text:tab/><text:tab/>2.2.1. ValidaEntrada.java</text:span></text:p>
      <text:p text:style-name="P3"><text:span text:style-name="T2"><text:tab/>2.3. com.mds.app.model</text:span></text:p>
      <text:p text:style-name="P3"><text:span text:style-name="T2"><text:tab/><text:tab/>2.3.1. ParlamentarModel.java</text:span></text:p>
      <text:p text:style-name="P3"><text:span text:style-name="T2"><text:tab/><text:tab/>2.3.2. PartidoModel.java</text:span></text:p>
      <text:p text:style-name="P3"><text:span text:style-name="T2"><text:tab/><text:tab/>2.3.3. ProcuraParlamentarModel.java</text:span></text:p>
      <text:p text:style-name="P3"><text:span text:style-name="T2"><text:tab/><text:tab/>2.3.4. ProcuraPartidoModel</text:span></text:p>
      <text:p text:style-name="P3"><text:span text:style-name="T2"><text:tab/><text:tab/>2.3.5. ProcuraProjetoModel.java</text:span></text:p>
      <text:p text:style-name="P3"><text:span text:style-name="T2"><text:tab/><text:tab/>2.3.6. ProjetoModel.java</text:span></text:p>
      <text:p text:style-name="P3"><text:span text:style-name="T2"><text:tab/>2.4. com.mds.app.persistencia</text:span></text:p>
      <text:p text:style-name="P3"><text:span text:style-name="T2"><text:tab/><text:tab/>2.4.1. Persistencia.java</text:span></text:p>
      <text:p text:style-name="P3"><text:span text:style-name="T2"><text:tab/><text:tab/>2.5. com.mds.app.services</text:span></text:p>
      <text:p text:style-name="P3"><text:span text:style-name="T2"><text:tab/><text:tab/>2.5.1. Endereco.java</text:span></text:p>
      <text:p text:style-name="P3"><text:span text:style-name="T2"><text:tab/><text:tab/>2.5.2. RecebeHTTP.java</text:span></text:p>
      <text:p text:style-name="P3"><text:span text:style-name="T2"><text:tab/><text:tab/>2.5.3. XMLParser.java</text:span></text:p>
      <text:p text:style-name="P3"><text:span text:style-name="T2"><text:tab/>2.6. com.mds.app.util</text:span></text:p>
      <text:p text:style-name="P3"><text:span text:style-name="T2"><text:tab/><text:tab/>2.6.1. CancelTaskOnCancelListener.java</text:span></text:p>
      <text:p text:style-name="P3"><text:soft-page-break/><text:span text:style-name="T2"><text:tab/><text:tab/>2.6.2. ConexaoInternet.java</text:span></text:p>
      <text:p text:style-name="P3"><text:span text:style-name="T2"><text:tab/><text:tab/>2.6.3. StableArrayAdapter.ja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22:39:56.568924000</meta:creation-date>
    <dc:date>2014-04-14T22:51:49.579066000</dc:date>
    <meta:editing-duration>P0D</meta:editing-duration>
    <meta:editing-cycles>1</meta:editing-cycles>
    <meta:document-statistic meta:table-count="0" meta:image-count="0" meta:object-count="0" meta:page-count="3" meta:paragraph-count="48" meta:word-count="124" meta:character-count="1377" meta:non-whitespace-character-count="1191"/>
    <meta:generator>LibreOffice/4.2.2.1$MacOSX_X86_64 LibreOffice_project/3be8cda0bddd8e430d8cda1ebfd581265cca5a0f</meta:generator>
  </office:meta>
</office:document-meta>
</file>